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09:44:1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66396" calcext:value-type="float">
            <text:p>366396</text:p>
          </table:table-cell>
          <table:table-cell office:value-type="float" office:value="348058" calcext:value-type="float">
            <text:p>348058</text:p>
          </table:table-cell>
          <table:table-cell office:value-type="float" office:value="18338" calcext:value-type="float">
            <text:p>18338</text:p>
          </table:table-cell>
          <table:table-cell/>
          <table:table-cell office:value-type="float" office:value="153694" calcext:value-type="float">
            <text:p>153694</text:p>
          </table:table-cell>
          <table:table-cell office:value-type="float" office:value="132367" calcext:value-type="float">
            <text:p>132367</text:p>
          </table:table-cell>
          <table:table-cell office:value-type="float" office:value="21327" calcext:value-type="float">
            <text:p>21327</text:p>
          </table:table-cell>
          <table:table-cell/>
          <table:table-cell office:value-type="float" office:value="306135" calcext:value-type="float">
            <text:p>306135</text:p>
          </table:table-cell>
          <table:table-cell office:value-type="float" office:value="244965" calcext:value-type="float">
            <text:p>244965</text:p>
          </table:table-cell>
          <table:table-cell office:value-type="float" office:value="61170" calcext:value-type="float">
            <text:p>61170</text:p>
          </table:table-cell>
          <table:table-cell/>
          <table:table-cell table:formula="of:=[.M2]/([.E2]+[.I2]+[.M2])" office:value-type="percentage" office:value="0.606634601080974" calcext:value-type="percentage">
            <text:p>60.66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352241" calcext:value-type="float">
            <text:p>352241</text:p>
          </table:table-cell>
          <table:table-cell office:value-type="float" office:value="333411" calcext:value-type="float">
            <text:p>333411</text:p>
          </table:table-cell>
          <table:table-cell office:value-type="float" office:value="18830" calcext:value-type="float">
            <text:p>18830</text:p>
          </table:table-cell>
          <table:table-cell/>
          <table:table-cell office:value-type="float" office:value="176705" calcext:value-type="float">
            <text:p>176705</text:p>
          </table:table-cell>
          <table:table-cell office:value-type="float" office:value="152606" calcext:value-type="float">
            <text:p>152606</text:p>
          </table:table-cell>
          <table:table-cell office:value-type="float" office:value="24099" calcext:value-type="float">
            <text:p>24099</text:p>
          </table:table-cell>
          <table:table-cell/>
          <table:table-cell office:value-type="float" office:value="287186" calcext:value-type="float">
            <text:p>287186</text:p>
          </table:table-cell>
          <table:table-cell office:value-type="float" office:value="227438" calcext:value-type="float">
            <text:p>227438</text:p>
          </table:table-cell>
          <table:table-cell office:value-type="float" office:value="59748" calcext:value-type="float">
            <text:p>59748</text:p>
          </table:table-cell>
          <table:table-cell/>
          <table:table-cell table:formula="of:=[.M3]/([.E3]+[.I3]+[.M3])" office:value-type="percentage" office:value="0.581902470855206" calcext:value-type="percentage">
            <text:p>58.19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335412" calcext:value-type="float">
            <text:p>335412</text:p>
          </table:table-cell>
          <table:table-cell office:value-type="float" office:value="316720" calcext:value-type="float">
            <text:p>316720</text:p>
          </table:table-cell>
          <table:table-cell office:value-type="float" office:value="18692" calcext:value-type="float">
            <text:p>18692</text:p>
          </table:table-cell>
          <table:table-cell/>
          <table:table-cell office:value-type="float" office:value="180311" calcext:value-type="float">
            <text:p>180311</text:p>
          </table:table-cell>
          <table:table-cell office:value-type="float" office:value="155789" calcext:value-type="float">
            <text:p>155789</text:p>
          </table:table-cell>
          <table:table-cell office:value-type="float" office:value="24522" calcext:value-type="float">
            <text:p>24522</text:p>
          </table:table-cell>
          <table:table-cell/>
          <table:table-cell office:value-type="float" office:value="292393" calcext:value-type="float">
            <text:p>292393</text:p>
          </table:table-cell>
          <table:table-cell office:value-type="float" office:value="232054" calcext:value-type="float">
            <text:p>232054</text:p>
          </table:table-cell>
          <table:table-cell office:value-type="float" office:value="60339" calcext:value-type="float">
            <text:p>60339</text:p>
          </table:table-cell>
          <table:table-cell/>
          <table:table-cell table:formula="of:=[.M5]/([.E5]+[.I5]+[.M5])" office:value-type="percentage" office:value="0.582687126399042" calcext:value-type="percentage">
            <text:p>58.27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331374" calcext:value-type="float">
            <text:p>331374</text:p>
          </table:table-cell>
          <table:table-cell office:value-type="float" office:value="313225" calcext:value-type="float">
            <text:p>313225</text:p>
          </table:table-cell>
          <table:table-cell office:value-type="float" office:value="18149" calcext:value-type="float">
            <text:p>18149</text:p>
          </table:table-cell>
          <table:table-cell/>
          <table:table-cell office:value-type="float" office:value="176710" calcext:value-type="float">
            <text:p>176710</text:p>
          </table:table-cell>
          <table:table-cell office:value-type="float" office:value="152755" calcext:value-type="float">
            <text:p>152755</text:p>
          </table:table-cell>
          <table:table-cell office:value-type="float" office:value="23955" calcext:value-type="float">
            <text:p>23955</text:p>
          </table:table-cell>
          <table:table-cell/>
          <table:table-cell office:value-type="float" office:value="294062" calcext:value-type="float">
            <text:p>294062</text:p>
          </table:table-cell>
          <table:table-cell office:value-type="float" office:value="233731" calcext:value-type="float">
            <text:p>233731</text:p>
          </table:table-cell>
          <table:table-cell office:value-type="float" office:value="60331" calcext:value-type="float">
            <text:p>60331</text:p>
          </table:table-cell>
          <table:table-cell/>
          <table:table-cell table:formula="of:=[.M6]/([.E6]+[.I6]+[.M6])" office:value-type="percentage" office:value="0.588968614243179" calcext:value-type="percentage">
            <text:p>58.90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343326" calcext:value-type="float">
            <text:p>343326</text:p>
          </table:table-cell>
          <table:table-cell office:value-type="float" office:value="326106" calcext:value-type="float">
            <text:p>326106</text:p>
          </table:table-cell>
          <table:table-cell office:value-type="float" office:value="17220" calcext:value-type="float">
            <text:p>17220</text:p>
          </table:table-cell>
          <table:table-cell/>
          <table:table-cell office:value-type="float" office:value="172533" calcext:value-type="float">
            <text:p>172533</text:p>
          </table:table-cell>
          <table:table-cell office:value-type="float" office:value="149397" calcext:value-type="float">
            <text:p>149397</text:p>
          </table:table-cell>
          <table:table-cell office:value-type="float" office:value="23136" calcext:value-type="float">
            <text:p>23136</text:p>
          </table:table-cell>
          <table:table-cell/>
          <table:table-cell office:value-type="float" office:value="305319" calcext:value-type="float">
            <text:p>305319</text:p>
          </table:table-cell>
          <table:table-cell office:value-type="float" office:value="244502" calcext:value-type="float">
            <text:p>244502</text:p>
          </table:table-cell>
          <table:table-cell office:value-type="float" office:value="60817" calcext:value-type="float">
            <text:p>60817</text:p>
          </table:table-cell>
          <table:table-cell/>
          <table:table-cell table:formula="of:=[.M7]/([.E7]+[.I7]+[.M7])" office:value-type="percentage" office:value="0.601118875589337" calcext:value-type="percentage">
            <text:p>60.11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352220" calcext:value-type="float">
            <text:p>352220</text:p>
          </table:table-cell>
          <table:table-cell office:value-type="float" office:value="334311" calcext:value-type="float">
            <text:p>334311</text:p>
          </table:table-cell>
          <table:table-cell office:value-type="float" office:value="17909" calcext:value-type="float">
            <text:p>17909</text:p>
          </table:table-cell>
          <table:table-cell/>
          <table:table-cell office:value-type="float" office:value="156454" calcext:value-type="float">
            <text:p>156454</text:p>
          </table:table-cell>
          <table:table-cell office:value-type="float" office:value="134128" calcext:value-type="float">
            <text:p>134128</text:p>
          </table:table-cell>
          <table:table-cell office:value-type="float" office:value="22326" calcext:value-type="float">
            <text:p>22326</text:p>
          </table:table-cell>
          <table:table-cell/>
          <table:table-cell office:value-type="float" office:value="305828" calcext:value-type="float">
            <text:p>305828</text:p>
          </table:table-cell>
          <table:table-cell office:value-type="float" office:value="244922" calcext:value-type="float">
            <text:p>244922</text:p>
          </table:table-cell>
          <table:table-cell office:value-type="float" office:value="60906" calcext:value-type="float">
            <text:p>60906</text:p>
          </table:table-cell>
          <table:table-cell/>
          <table:table-cell table:formula="of:=[.M8]/([.E8]+[.I8]+[.M8])" office:value-type="percentage" office:value="0.602189023244777" calcext:value-type="percentage">
            <text:p>60.22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42541" calcext:value-type="float">
            <text:p>342541</text:p>
          </table:table-cell>
          <table:table-cell office:value-type="float" office:value="325256" calcext:value-type="float">
            <text:p>325256</text:p>
          </table:table-cell>
          <table:table-cell office:value-type="float" office:value="17285" calcext:value-type="float">
            <text:p>17285</text:p>
          </table:table-cell>
          <table:table-cell/>
          <table:table-cell office:value-type="float" office:value="178673" calcext:value-type="float">
            <text:p>178673</text:p>
          </table:table-cell>
          <table:table-cell office:value-type="float" office:value="154816" calcext:value-type="float">
            <text:p>154816</text:p>
          </table:table-cell>
          <table:table-cell office:value-type="float" office:value="23857" calcext:value-type="float">
            <text:p>23857</text:p>
          </table:table-cell>
          <table:table-cell/>
          <table:table-cell office:value-type="float" office:value="306980" calcext:value-type="float">
            <text:p>306980</text:p>
          </table:table-cell>
          <table:table-cell office:value-type="float" office:value="245625" calcext:value-type="float">
            <text:p>245625</text:p>
          </table:table-cell>
          <table:table-cell office:value-type="float" office:value="61355" calcext:value-type="float">
            <text:p>61355</text:p>
          </table:table-cell>
          <table:table-cell/>
          <table:table-cell table:formula="of:=[.M9]/([.E9]+[.I9]+[.M9])" office:value-type="percentage" office:value="0.598602885938125" calcext:value-type="percentage">
            <text:p>59.86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374461" calcext:value-type="float">
            <text:p>374461</text:p>
          </table:table-cell>
          <table:table-cell office:value-type="float" office:value="355756" calcext:value-type="float">
            <text:p>355756</text:p>
          </table:table-cell>
          <table:table-cell office:value-type="float" office:value="18705" calcext:value-type="float">
            <text:p>18705</text:p>
          </table:table-cell>
          <table:table-cell/>
          <table:table-cell office:value-type="float" office:value="165840" calcext:value-type="float">
            <text:p>165840</text:p>
          </table:table-cell>
          <table:table-cell office:value-type="float" office:value="142258" calcext:value-type="float">
            <text:p>142258</text:p>
          </table:table-cell>
          <table:table-cell office:value-type="float" office:value="23582" calcext:value-type="float">
            <text:p>23582</text:p>
          </table:table-cell>
          <table:table-cell/>
          <table:table-cell office:value-type="float" office:value="300260" calcext:value-type="float">
            <text:p>300260</text:p>
          </table:table-cell>
          <table:table-cell office:value-type="float" office:value="239836" calcext:value-type="float">
            <text:p>239836</text:p>
          </table:table-cell>
          <table:table-cell office:value-type="float" office:value="60424" calcext:value-type="float">
            <text:p>60424</text:p>
          </table:table-cell>
          <table:table-cell/>
          <table:table-cell table:formula="of:=[.M10]/([.E10]+[.I10]+[.M10])" office:value-type="percentage" office:value="0.588291419614257" calcext:value-type="percentage">
            <text:p>58.83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373316" calcext:value-type="float">
            <text:p>373316</text:p>
          </table:table-cell>
          <table:table-cell office:value-type="float" office:value="354803" calcext:value-type="float">
            <text:p>354803</text:p>
          </table:table-cell>
          <table:table-cell office:value-type="float" office:value="18513" calcext:value-type="float">
            <text:p>18513</text:p>
          </table:table-cell>
          <table:table-cell/>
          <table:table-cell office:value-type="float" office:value="156896" calcext:value-type="float">
            <text:p>156896</text:p>
          </table:table-cell>
          <table:table-cell office:value-type="float" office:value="134617" calcext:value-type="float">
            <text:p>134617</text:p>
          </table:table-cell>
          <table:table-cell office:value-type="float" office:value="22279" calcext:value-type="float">
            <text:p>22279</text:p>
          </table:table-cell>
          <table:table-cell/>
          <table:table-cell office:value-type="float" office:value="299026" calcext:value-type="float">
            <text:p>299026</text:p>
          </table:table-cell>
          <table:table-cell office:value-type="float" office:value="239313" calcext:value-type="float">
            <text:p>239313</text:p>
          </table:table-cell>
          <table:table-cell office:value-type="float" office:value="59713" calcext:value-type="float">
            <text:p>59713</text:p>
          </table:table-cell>
          <table:table-cell/>
          <table:table-cell table:formula="of:=[.M11]/([.E11]+[.I11]+[.M11])" office:value-type="percentage" office:value="0.594129645291279" calcext:value-type="percentage">
            <text:p>59.41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327955" calcext:value-type="float">
            <text:p>327955</text:p>
          </table:table-cell>
          <table:table-cell office:value-type="float" office:value="310417" calcext:value-type="float">
            <text:p>310417</text:p>
          </table:table-cell>
          <table:table-cell office:value-type="float" office:value="17538" calcext:value-type="float">
            <text:p>17538</text:p>
          </table:table-cell>
          <table:table-cell/>
          <table:table-cell office:value-type="float" office:value="152346" calcext:value-type="float">
            <text:p>152346</text:p>
          </table:table-cell>
          <table:table-cell office:value-type="float" office:value="131360" calcext:value-type="float">
            <text:p>131360</text:p>
          </table:table-cell>
          <table:table-cell office:value-type="float" office:value="20986" calcext:value-type="float">
            <text:p>20986</text:p>
          </table:table-cell>
          <table:table-cell/>
          <table:table-cell office:value-type="float" office:value="298396" calcext:value-type="float">
            <text:p>298396</text:p>
          </table:table-cell>
          <table:table-cell office:value-type="float" office:value="237332" calcext:value-type="float">
            <text:p>237332</text:p>
          </table:table-cell>
          <table:table-cell office:value-type="float" office:value="61064" calcext:value-type="float">
            <text:p>61064</text:p>
          </table:table-cell>
          <table:table-cell/>
          <table:table-cell table:formula="of:=[.M12]/([.E12]+[.I12]+[.M12])" office:value-type="percentage" office:value="0.613166244929108" calcext:value-type="percentage">
            <text:p>61.32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348728" calcext:value-type="float">
            <text:p>348728</text:p>
          </table:table-cell>
          <table:table-cell office:value-type="float" office:value="330736" calcext:value-type="float">
            <text:p>330736</text:p>
          </table:table-cell>
          <table:table-cell office:value-type="float" office:value="17992" calcext:value-type="float">
            <text:p>17992</text:p>
          </table:table-cell>
          <table:table-cell/>
          <table:table-cell office:value-type="float" office:value="158643" calcext:value-type="float">
            <text:p>158643</text:p>
          </table:table-cell>
          <table:table-cell office:value-type="float" office:value="136876" calcext:value-type="float">
            <text:p>136876</text:p>
          </table:table-cell>
          <table:table-cell office:value-type="float" office:value="21767" calcext:value-type="float">
            <text:p>21767</text:p>
          </table:table-cell>
          <table:table-cell/>
          <table:table-cell office:value-type="float" office:value="306708" calcext:value-type="float">
            <text:p>306708</text:p>
          </table:table-cell>
          <table:table-cell office:value-type="float" office:value="246175" calcext:value-type="float">
            <text:p>246175</text:p>
          </table:table-cell>
          <table:table-cell office:value-type="float" office:value="60533" calcext:value-type="float">
            <text:p>60533</text:p>
          </table:table-cell>
          <table:table-cell/>
          <table:table-cell table:formula="of:=[.M13]/([.E13]+[.I13]+[.M13])" office:value-type="percentage" office:value="0.603567582658637" calcext:value-type="percentage">
            <text:p>60.36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341506" calcext:value-type="float">
            <text:p>341506</text:p>
          </table:table-cell>
          <table:table-cell office:value-type="float" office:value="324700" calcext:value-type="float">
            <text:p>324700</text:p>
          </table:table-cell>
          <table:table-cell office:value-type="float" office:value="16806" calcext:value-type="float">
            <text:p>16806</text:p>
          </table:table-cell>
          <table:table-cell/>
          <table:table-cell office:value-type="float" office:value="176209" calcext:value-type="float">
            <text:p>176209</text:p>
          </table:table-cell>
          <table:table-cell office:value-type="float" office:value="153030" calcext:value-type="float">
            <text:p>153030</text:p>
          </table:table-cell>
          <table:table-cell office:value-type="float" office:value="23179" calcext:value-type="float">
            <text:p>23179</text:p>
          </table:table-cell>
          <table:table-cell/>
          <table:table-cell office:value-type="float" office:value="306561" calcext:value-type="float">
            <text:p>306561</text:p>
          </table:table-cell>
          <table:table-cell office:value-type="float" office:value="245617" calcext:value-type="float">
            <text:p>245617</text:p>
          </table:table-cell>
          <table:table-cell office:value-type="float" office:value="60944" calcext:value-type="float">
            <text:p>60944</text:p>
          </table:table-cell>
          <table:table-cell/>
          <table:table-cell table:formula="of:=[.M14]/([.E14]+[.I14]+[.M14])" office:value-type="percentage" office:value="0.603830415440557" calcext:value-type="percentage">
            <text:p>60.38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345985" calcext:value-type="float">
            <text:p>345985</text:p>
          </table:table-cell>
          <table:table-cell office:value-type="float" office:value="328671" calcext:value-type="float">
            <text:p>328671</text:p>
          </table:table-cell>
          <table:table-cell office:value-type="float" office:value="17314" calcext:value-type="float">
            <text:p>17314</text:p>
          </table:table-cell>
          <table:table-cell/>
          <table:table-cell office:value-type="float" office:value="165272" calcext:value-type="float">
            <text:p>165272</text:p>
          </table:table-cell>
          <table:table-cell office:value-type="float" office:value="143057" calcext:value-type="float">
            <text:p>143057</text:p>
          </table:table-cell>
          <table:table-cell office:value-type="float" office:value="22215" calcext:value-type="float">
            <text:p>22215</text:p>
          </table:table-cell>
          <table:table-cell/>
          <table:table-cell office:value-type="float" office:value="307534" calcext:value-type="float">
            <text:p>307534</text:p>
          </table:table-cell>
          <table:table-cell office:value-type="float" office:value="246502" calcext:value-type="float">
            <text:p>246502</text:p>
          </table:table-cell>
          <table:table-cell office:value-type="float" office:value="61032" calcext:value-type="float">
            <text:p>61032</text:p>
          </table:table-cell>
          <table:table-cell/>
          <table:table-cell table:formula="of:=[.M15]/([.E15]+[.I15]+[.M15])" office:value-type="percentage" office:value="0.606915205696045" calcext:value-type="percentage">
            <text:p>60.69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326247" calcext:value-type="float">
            <text:p>326247</text:p>
          </table:table-cell>
          <table:table-cell office:value-type="float" office:value="308172" calcext:value-type="float">
            <text:p>308172</text:p>
          </table:table-cell>
          <table:table-cell office:value-type="float" office:value="18075" calcext:value-type="float">
            <text:p>18075</text:p>
          </table:table-cell>
          <table:table-cell/>
          <table:table-cell office:value-type="float" office:value="177878" calcext:value-type="float">
            <text:p>177878</text:p>
          </table:table-cell>
          <table:table-cell office:value-type="float" office:value="153942" calcext:value-type="float">
            <text:p>153942</text:p>
          </table:table-cell>
          <table:table-cell office:value-type="float" office:value="23936" calcext:value-type="float">
            <text:p>23936</text:p>
          </table:table-cell>
          <table:table-cell/>
          <table:table-cell office:value-type="float" office:value="296844" calcext:value-type="float">
            <text:p>296844</text:p>
          </table:table-cell>
          <table:table-cell office:value-type="float" office:value="235749" calcext:value-type="float">
            <text:p>235749</text:p>
          </table:table-cell>
          <table:table-cell office:value-type="float" office:value="61095" calcext:value-type="float">
            <text:p>61095</text:p>
          </table:table-cell>
          <table:table-cell/>
          <table:table-cell table:formula="of:=[.M16]/([.E16]+[.I16]+[.M16])" office:value-type="percentage" office:value="0.592545535662328" calcext:value-type="percentage">
            <text:p>59.25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326879" calcext:value-type="float">
            <text:p>326879</text:p>
          </table:table-cell>
          <table:table-cell office:value-type="float" office:value="308365" calcext:value-type="float">
            <text:p>308365</text:p>
          </table:table-cell>
          <table:table-cell office:value-type="float" office:value="18514" calcext:value-type="float">
            <text:p>18514</text:p>
          </table:table-cell>
          <table:table-cell/>
          <table:table-cell office:value-type="float" office:value="169173" calcext:value-type="float">
            <text:p>169173</text:p>
          </table:table-cell>
          <table:table-cell office:value-type="float" office:value="145074" calcext:value-type="float">
            <text:p>145074</text:p>
          </table:table-cell>
          <table:table-cell office:value-type="float" office:value="24099" calcext:value-type="float">
            <text:p>24099</text:p>
          </table:table-cell>
          <table:table-cell/>
          <table:table-cell office:value-type="float" office:value="295481" calcext:value-type="float">
            <text:p>295481</text:p>
          </table:table-cell>
          <table:table-cell office:value-type="float" office:value="235340" calcext:value-type="float">
            <text:p>235340</text:p>
          </table:table-cell>
          <table:table-cell office:value-type="float" office:value="60141" calcext:value-type="float">
            <text:p>60141</text:p>
          </table:table-cell>
          <table:table-cell/>
          <table:table-cell table:formula="of:=[.M17]/([.E17]+[.I17]+[.M17])" office:value-type="percentage" office:value="0.585291083558791" calcext:value-type="percentage">
            <text:p>58.53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327794" calcext:value-type="float">
            <text:p>327794</text:p>
          </table:table-cell>
          <table:table-cell office:value-type="float" office:value="309547" calcext:value-type="float">
            <text:p>309547</text:p>
          </table:table-cell>
          <table:table-cell office:value-type="float" office:value="18247" calcext:value-type="float">
            <text:p>18247</text:p>
          </table:table-cell>
          <table:table-cell/>
          <table:table-cell office:value-type="float" office:value="172381" calcext:value-type="float">
            <text:p>172381</text:p>
          </table:table-cell>
          <table:table-cell office:value-type="float" office:value="148509" calcext:value-type="float">
            <text:p>148509</text:p>
          </table:table-cell>
          <table:table-cell office:value-type="float" office:value="23872" calcext:value-type="float">
            <text:p>23872</text:p>
          </table:table-cell>
          <table:table-cell/>
          <table:table-cell office:value-type="float" office:value="296479" calcext:value-type="float">
            <text:p>296479</text:p>
          </table:table-cell>
          <table:table-cell office:value-type="float" office:value="235566" calcext:value-type="float">
            <text:p>235566</text:p>
          </table:table-cell>
          <table:table-cell office:value-type="float" office:value="60913" calcext:value-type="float">
            <text:p>60913</text:p>
          </table:table-cell>
          <table:table-cell/>
          <table:table-cell table:formula="of:=[.M18]/([.E18]+[.I18]+[.M18])" office:value-type="percentage" office:value="0.591204674275953" calcext:value-type="percentage">
            <text:p>59.12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327581" calcext:value-type="float">
            <text:p>327581</text:p>
          </table:table-cell>
          <table:table-cell office:value-type="float" office:value="309340" calcext:value-type="float">
            <text:p>309340</text:p>
          </table:table-cell>
          <table:table-cell office:value-type="float" office:value="18241" calcext:value-type="float">
            <text:p>18241</text:p>
          </table:table-cell>
          <table:table-cell/>
          <table:table-cell office:value-type="float" office:value="170760" calcext:value-type="float">
            <text:p>170760</text:p>
          </table:table-cell>
          <table:table-cell office:value-type="float" office:value="147301" calcext:value-type="float">
            <text:p>147301</text:p>
          </table:table-cell>
          <table:table-cell office:value-type="float" office:value="23459" calcext:value-type="float">
            <text:p>23459</text:p>
          </table:table-cell>
          <table:table-cell/>
          <table:table-cell office:value-type="float" office:value="295015" calcext:value-type="float">
            <text:p>295015</text:p>
          </table:table-cell>
          <table:table-cell office:value-type="float" office:value="234429" calcext:value-type="float">
            <text:p>234429</text:p>
          </table:table-cell>
          <table:table-cell office:value-type="float" office:value="60586" calcext:value-type="float">
            <text:p>60586</text:p>
          </table:table-cell>
          <table:table-cell/>
          <table:table-cell table:formula="of:=[.M19]/([.E19]+[.I19]+[.M19])" office:value-type="percentage" office:value="0.592319574526328" calcext:value-type="percentage">
            <text:p>59.23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347918" calcext:value-type="float">
            <text:p>347918</text:p>
          </table:table-cell>
          <table:table-cell office:value-type="float" office:value="329012" calcext:value-type="float">
            <text:p>329012</text:p>
          </table:table-cell>
          <table:table-cell office:value-type="float" office:value="18906" calcext:value-type="float">
            <text:p>18906</text:p>
          </table:table-cell>
          <table:table-cell/>
          <table:table-cell office:value-type="float" office:value="157676" calcext:value-type="float">
            <text:p>157676</text:p>
          </table:table-cell>
          <table:table-cell office:value-type="float" office:value="135075" calcext:value-type="float">
            <text:p>135075</text:p>
          </table:table-cell>
          <table:table-cell office:value-type="float" office:value="22601" calcext:value-type="float">
            <text:p>22601</text:p>
          </table:table-cell>
          <table:table-cell/>
          <table:table-cell office:value-type="float" office:value="292710" calcext:value-type="float">
            <text:p>292710</text:p>
          </table:table-cell>
          <table:table-cell office:value-type="float" office:value="232386" calcext:value-type="float">
            <text:p>232386</text:p>
          </table:table-cell>
          <table:table-cell office:value-type="float" office:value="60324" calcext:value-type="float">
            <text:p>60324</text:p>
          </table:table-cell>
          <table:table-cell/>
          <table:table-cell table:formula="of:=[.M20]/([.E20]+[.I20]+[.M20])" office:value-type="percentage" office:value="0.592393279060404" calcext:value-type="percentage">
            <text:p>59.24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337832" calcext:value-type="float">
            <text:p>337832</text:p>
          </table:table-cell>
          <table:table-cell office:value-type="float" office:value="319387" calcext:value-type="float">
            <text:p>319387</text:p>
          </table:table-cell>
          <table:table-cell office:value-type="float" office:value="18445" calcext:value-type="float">
            <text:p>18445</text:p>
          </table:table-cell>
          <table:table-cell/>
          <table:table-cell office:value-type="float" office:value="157791" calcext:value-type="float">
            <text:p>157791</text:p>
          </table:table-cell>
          <table:table-cell office:value-type="float" office:value="135087" calcext:value-type="float">
            <text:p>135087</text:p>
          </table:table-cell>
          <table:table-cell office:value-type="float" office:value="22704" calcext:value-type="float">
            <text:p>22704</text:p>
          </table:table-cell>
          <table:table-cell/>
          <table:table-cell office:value-type="float" office:value="294076" calcext:value-type="float">
            <text:p>294076</text:p>
          </table:table-cell>
          <table:table-cell office:value-type="float" office:value="233653" calcext:value-type="float">
            <text:p>233653</text:p>
          </table:table-cell>
          <table:table-cell office:value-type="float" office:value="60423" calcext:value-type="float">
            <text:p>60423</text:p>
          </table:table-cell>
          <table:table-cell/>
          <table:table-cell table:formula="of:=[.M21]/([.E21]+[.I21]+[.M21])" office:value-type="percentage" office:value="0.594878509825542" calcext:value-type="percentage">
            <text:p>59.49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332082" calcext:value-type="float">
            <text:p>332082</text:p>
          </table:table-cell>
          <table:table-cell office:value-type="float" office:value="313574" calcext:value-type="float">
            <text:p>313574</text:p>
          </table:table-cell>
          <table:table-cell office:value-type="float" office:value="18508" calcext:value-type="float">
            <text:p>18508</text:p>
          </table:table-cell>
          <table:table-cell/>
          <table:table-cell office:value-type="float" office:value="162980" calcext:value-type="float">
            <text:p>162980</text:p>
          </table:table-cell>
          <table:table-cell office:value-type="float" office:value="140224" calcext:value-type="float">
            <text:p>140224</text:p>
          </table:table-cell>
          <table:table-cell office:value-type="float" office:value="22756" calcext:value-type="float">
            <text:p>22756</text:p>
          </table:table-cell>
          <table:table-cell/>
          <table:table-cell office:value-type="float" office:value="295323" calcext:value-type="float">
            <text:p>295323</text:p>
          </table:table-cell>
          <table:table-cell office:value-type="float" office:value="234791" calcext:value-type="float">
            <text:p>234791</text:p>
          </table:table-cell>
          <table:table-cell office:value-type="float" office:value="60532" calcext:value-type="float">
            <text:p>60532</text:p>
          </table:table-cell>
          <table:table-cell/>
          <table:table-cell table:formula="of:=[.M22]/([.E22]+[.I22]+[.M22])" office:value-type="percentage" office:value="0.594640260913985" calcext:value-type="percentage">
            <text:p>59.46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324104" calcext:value-type="float">
            <text:p>324104</text:p>
          </table:table-cell>
          <table:table-cell office:value-type="float" office:value="306298" calcext:value-type="float">
            <text:p>306298</text:p>
          </table:table-cell>
          <table:table-cell office:value-type="float" office:value="17806" calcext:value-type="float">
            <text:p>17806</text:p>
          </table:table-cell>
          <table:table-cell/>
          <table:table-cell office:value-type="float" office:value="170620" calcext:value-type="float">
            <text:p>170620</text:p>
          </table:table-cell>
          <table:table-cell office:value-type="float" office:value="147911" calcext:value-type="float">
            <text:p>147911</text:p>
          </table:table-cell>
          <table:table-cell office:value-type="float" office:value="22709" calcext:value-type="float">
            <text:p>22709</text:p>
          </table:table-cell>
          <table:table-cell/>
          <table:table-cell office:value-type="float" office:value="296245" calcext:value-type="float">
            <text:p>296245</text:p>
          </table:table-cell>
          <table:table-cell office:value-type="float" office:value="235310" calcext:value-type="float">
            <text:p>235310</text:p>
          </table:table-cell>
          <table:table-cell office:value-type="float" office:value="60935" calcext:value-type="float">
            <text:p>60935</text:p>
          </table:table-cell>
          <table:table-cell/>
          <table:table-cell table:formula="of:=[.M23]/([.E23]+[.I23]+[.M23])" office:value-type="percentage" office:value="0.600640709709216" calcext:value-type="percentage">
            <text:p>60.06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346372" calcext:value-type="float">
            <text:p>346372</text:p>
          </table:table-cell>
          <table:table-cell office:value-type="float" office:value="327456" calcext:value-type="float">
            <text:p>327456</text:p>
          </table:table-cell>
          <table:table-cell office:value-type="float" office:value="18916" calcext:value-type="float">
            <text:p>18916</text:p>
          </table:table-cell>
          <table:table-cell/>
          <table:table-cell office:value-type="float" office:value="161076" calcext:value-type="float">
            <text:p>161076</text:p>
          </table:table-cell>
          <table:table-cell office:value-type="float" office:value="137900" calcext:value-type="float">
            <text:p>137900</text:p>
          </table:table-cell>
          <table:table-cell office:value-type="float" office:value="23176" calcext:value-type="float">
            <text:p>23176</text:p>
          </table:table-cell>
          <table:table-cell/>
          <table:table-cell office:value-type="float" office:value="292303" calcext:value-type="float">
            <text:p>292303</text:p>
          </table:table-cell>
          <table:table-cell office:value-type="float" office:value="232080" calcext:value-type="float">
            <text:p>232080</text:p>
          </table:table-cell>
          <table:table-cell office:value-type="float" office:value="60223" calcext:value-type="float">
            <text:p>60223</text:p>
          </table:table-cell>
          <table:table-cell/>
          <table:table-cell table:formula="of:=[.M24]/([.E24]+[.I24]+[.M24])" office:value-type="percentage" office:value="0.588603821531545" calcext:value-type="percentage">
            <text:p>58.86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331578" calcext:value-type="float">
            <text:p>331578</text:p>
          </table:table-cell>
          <table:table-cell office:value-type="float" office:value="313595" calcext:value-type="float">
            <text:p>313595</text:p>
          </table:table-cell>
          <table:table-cell office:value-type="float" office:value="17983" calcext:value-type="float">
            <text:p>17983</text:p>
          </table:table-cell>
          <table:table-cell/>
          <table:table-cell office:value-type="float" office:value="152712" calcext:value-type="float">
            <text:p>152712</text:p>
          </table:table-cell>
          <table:table-cell office:value-type="float" office:value="130936" calcext:value-type="float">
            <text:p>130936</text:p>
          </table:table-cell>
          <table:table-cell office:value-type="float" office:value="21776" calcext:value-type="float">
            <text:p>21776</text:p>
          </table:table-cell>
          <table:table-cell/>
          <table:table-cell office:value-type="float" office:value="296606" calcext:value-type="float">
            <text:p>296606</text:p>
          </table:table-cell>
          <table:table-cell office:value-type="float" office:value="236135" calcext:value-type="float">
            <text:p>236135</text:p>
          </table:table-cell>
          <table:table-cell office:value-type="float" office:value="60471" calcext:value-type="float">
            <text:p>60471</text:p>
          </table:table-cell>
          <table:table-cell/>
          <table:table-cell table:formula="of:=[.M25]/([.E25]+[.I25]+[.M25])" office:value-type="percentage" office:value="0.603322358575277" calcext:value-type="percentage">
            <text:p>60.33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337436" calcext:value-type="float">
            <text:p>337436</text:p>
          </table:table-cell>
          <table:table-cell office:value-type="float" office:value="318922" calcext:value-type="float">
            <text:p>318922</text:p>
          </table:table-cell>
          <table:table-cell office:value-type="float" office:value="18514" calcext:value-type="float">
            <text:p>18514</text:p>
          </table:table-cell>
          <table:table-cell/>
          <table:table-cell office:value-type="float" office:value="170465" calcext:value-type="float">
            <text:p>170465</text:p>
          </table:table-cell>
          <table:table-cell office:value-type="float" office:value="146935" calcext:value-type="float">
            <text:p>146935</text:p>
          </table:table-cell>
          <table:table-cell office:value-type="float" office:value="23530" calcext:value-type="float">
            <text:p>23530</text:p>
          </table:table-cell>
          <table:table-cell/>
          <table:table-cell office:value-type="float" office:value="293902" calcext:value-type="float">
            <text:p>293902</text:p>
          </table:table-cell>
          <table:table-cell office:value-type="float" office:value="233068" calcext:value-type="float">
            <text:p>233068</text:p>
          </table:table-cell>
          <table:table-cell office:value-type="float" office:value="60834" calcext:value-type="float">
            <text:p>60834</text:p>
          </table:table-cell>
          <table:table-cell/>
          <table:table-cell table:formula="of:=[.M26]/([.E26]+[.I26]+[.M26])" office:value-type="percentage" office:value="0.591321759754272" calcext:value-type="percentage">
            <text:p>59.13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354021" calcext:value-type="float">
            <text:p>354021</text:p>
          </table:table-cell>
          <table:table-cell office:value-type="float" office:value="336704" calcext:value-type="float">
            <text:p>336704</text:p>
          </table:table-cell>
          <table:table-cell office:value-type="float" office:value="17317" calcext:value-type="float">
            <text:p>17317</text:p>
          </table:table-cell>
          <table:table-cell/>
          <table:table-cell office:value-type="float" office:value="181429" calcext:value-type="float">
            <text:p>181429</text:p>
          </table:table-cell>
          <table:table-cell office:value-type="float" office:value="157384" calcext:value-type="float">
            <text:p>157384</text:p>
          </table:table-cell>
          <table:table-cell office:value-type="float" office:value="24045" calcext:value-type="float">
            <text:p>24045</text:p>
          </table:table-cell>
          <table:table-cell/>
          <table:table-cell office:value-type="float" office:value="302510" calcext:value-type="float">
            <text:p>302510</text:p>
          </table:table-cell>
          <table:table-cell office:value-type="float" office:value="241940" calcext:value-type="float">
            <text:p>241940</text:p>
          </table:table-cell>
          <table:table-cell office:value-type="float" office:value="60570" calcext:value-type="float">
            <text:p>60570</text:p>
          </table:table-cell>
          <table:table-cell/>
          <table:table-cell table:formula="of:=[.M27]/([.E27]+[.I27]+[.M27])" office:value-type="percentage" office:value="0.59421967586234" calcext:value-type="percentage">
            <text:p>59.42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375498" calcext:value-type="float">
            <text:p>375498</text:p>
          </table:table-cell>
          <table:table-cell office:value-type="float" office:value="356408" calcext:value-type="float">
            <text:p>356408</text:p>
          </table:table-cell>
          <table:table-cell office:value-type="float" office:value="19090" calcext:value-type="float">
            <text:p>19090</text:p>
          </table:table-cell>
          <table:table-cell/>
          <table:table-cell office:value-type="float" office:value="162597" calcext:value-type="float">
            <text:p>162597</text:p>
          </table:table-cell>
          <table:table-cell office:value-type="float" office:value="139985" calcext:value-type="float">
            <text:p>139985</text:p>
          </table:table-cell>
          <table:table-cell office:value-type="float" office:value="22612" calcext:value-type="float">
            <text:p>22612</text:p>
          </table:table-cell>
          <table:table-cell/>
          <table:table-cell office:value-type="float" office:value="299165" calcext:value-type="float">
            <text:p>299165</text:p>
          </table:table-cell>
          <table:table-cell office:value-type="float" office:value="239023" calcext:value-type="float">
            <text:p>239023</text:p>
          </table:table-cell>
          <table:table-cell office:value-type="float" office:value="60142" calcext:value-type="float">
            <text:p>60142</text:p>
          </table:table-cell>
          <table:table-cell/>
          <table:table-cell table:formula="of:=[.M28]/([.E28]+[.I28]+[.M28])" office:value-type="percentage" office:value="0.590530615451082" calcext:value-type="percentage">
            <text:p>59.05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357492" calcext:value-type="float">
            <text:p>357492</text:p>
          </table:table-cell>
          <table:table-cell office:value-type="float" office:value="339520" calcext:value-type="float">
            <text:p>339520</text:p>
          </table:table-cell>
          <table:table-cell office:value-type="float" office:value="17972" calcext:value-type="float">
            <text:p>17972</text:p>
          </table:table-cell>
          <table:table-cell/>
          <table:table-cell office:value-type="float" office:value="178190" calcext:value-type="float">
            <text:p>178190</text:p>
          </table:table-cell>
          <table:table-cell office:value-type="float" office:value="153700" calcext:value-type="float">
            <text:p>153700</text:p>
          </table:table-cell>
          <table:table-cell office:value-type="float" office:value="24490" calcext:value-type="float">
            <text:p>24490</text:p>
          </table:table-cell>
          <table:table-cell/>
          <table:table-cell office:value-type="float" office:value="301626" calcext:value-type="float">
            <text:p>301626</text:p>
          </table:table-cell>
          <table:table-cell office:value-type="float" office:value="241450" calcext:value-type="float">
            <text:p>241450</text:p>
          </table:table-cell>
          <table:table-cell office:value-type="float" office:value="60176" calcext:value-type="float">
            <text:p>60176</text:p>
          </table:table-cell>
          <table:table-cell/>
          <table:table-cell table:formula="of:=[.M29]/([.E29]+[.I29]+[.M29])" office:value-type="percentage" office:value="0.586293575478867" calcext:value-type="percentage">
            <text:p>58.63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359721" calcext:value-type="float">
            <text:p>359721</text:p>
          </table:table-cell>
          <table:table-cell office:value-type="float" office:value="341942" calcext:value-type="float">
            <text:p>341942</text:p>
          </table:table-cell>
          <table:table-cell office:value-type="float" office:value="17779" calcext:value-type="float">
            <text:p>17779</text:p>
          </table:table-cell>
          <table:table-cell/>
          <table:table-cell office:value-type="float" office:value="178060" calcext:value-type="float">
            <text:p>178060</text:p>
          </table:table-cell>
          <table:table-cell office:value-type="float" office:value="153866" calcext:value-type="float">
            <text:p>153866</text:p>
          </table:table-cell>
          <table:table-cell office:value-type="float" office:value="24194" calcext:value-type="float">
            <text:p>24194</text:p>
          </table:table-cell>
          <table:table-cell/>
          <table:table-cell office:value-type="float" office:value="303708" calcext:value-type="float">
            <text:p>303708</text:p>
          </table:table-cell>
          <table:table-cell office:value-type="float" office:value="242681" calcext:value-type="float">
            <text:p>242681</text:p>
          </table:table-cell>
          <table:table-cell office:value-type="float" office:value="61027" calcext:value-type="float">
            <text:p>61027</text:p>
          </table:table-cell>
          <table:table-cell/>
          <table:table-cell table:formula="of:=[.M30]/([.E30]+[.I30]+[.M30])" office:value-type="percentage" office:value="0.592495145631068" calcext:value-type="percentage">
            <text:p>59.25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339620" calcext:value-type="float">
            <text:p>339620</text:p>
          </table:table-cell>
          <table:table-cell office:value-type="float" office:value="321325" calcext:value-type="float">
            <text:p>321325</text:p>
          </table:table-cell>
          <table:table-cell office:value-type="float" office:value="18295" calcext:value-type="float">
            <text:p>18295</text:p>
          </table:table-cell>
          <table:table-cell/>
          <table:table-cell office:value-type="float" office:value="156664" calcext:value-type="float">
            <text:p>156664</text:p>
          </table:table-cell>
          <table:table-cell office:value-type="float" office:value="134356" calcext:value-type="float">
            <text:p>134356</text:p>
          </table:table-cell>
          <table:table-cell office:value-type="float" office:value="22308" calcext:value-type="float">
            <text:p>22308</text:p>
          </table:table-cell>
          <table:table-cell/>
          <table:table-cell office:value-type="float" office:value="296971" calcext:value-type="float">
            <text:p>296971</text:p>
          </table:table-cell>
          <table:table-cell office:value-type="float" office:value="235793" calcext:value-type="float">
            <text:p>235793</text:p>
          </table:table-cell>
          <table:table-cell office:value-type="float" office:value="61178" calcext:value-type="float">
            <text:p>61178</text:p>
          </table:table-cell>
          <table:table-cell/>
          <table:table-cell table:formula="of:=[.M31]/([.E31]+[.I31]+[.M31])" office:value-type="percentage" office:value="0.601074856800385" calcext:value-type="percentage">
            <text:p>60.11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343692" calcext:value-type="float">
            <text:p>343692</text:p>
          </table:table-cell>
          <table:table-cell office:value-type="float" office:value="324848" calcext:value-type="float">
            <text:p>324848</text:p>
          </table:table-cell>
          <table:table-cell office:value-type="float" office:value="18844" calcext:value-type="float">
            <text:p>18844</text:p>
          </table:table-cell>
          <table:table-cell/>
          <table:table-cell office:value-type="float" office:value="170572" calcext:value-type="float">
            <text:p>170572</text:p>
          </table:table-cell>
          <table:table-cell office:value-type="float" office:value="147264" calcext:value-type="float">
            <text:p>147264</text:p>
          </table:table-cell>
          <table:table-cell office:value-type="float" office:value="23308" calcext:value-type="float">
            <text:p>23308</text:p>
          </table:table-cell>
          <table:table-cell/>
          <table:table-cell office:value-type="float" office:value="291182" calcext:value-type="float">
            <text:p>291182</text:p>
          </table:table-cell>
          <table:table-cell office:value-type="float" office:value="230996" calcext:value-type="float">
            <text:p>230996</text:p>
          </table:table-cell>
          <table:table-cell office:value-type="float" office:value="60186" calcext:value-type="float">
            <text:p>60186</text:p>
          </table:table-cell>
          <table:table-cell/>
          <table:table-cell table:formula="of:=[.M32]/([.E32]+[.I32]+[.M32])" office:value-type="percentage" office:value="0.588109988469581" calcext:value-type="percentage">
            <text:p>58.81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334266" calcext:value-type="float">
            <text:p>334266</text:p>
          </table:table-cell>
          <table:table-cell office:value-type="float" office:value="315832" calcext:value-type="float">
            <text:p>315832</text:p>
          </table:table-cell>
          <table:table-cell office:value-type="float" office:value="18434" calcext:value-type="float">
            <text:p>18434</text:p>
          </table:table-cell>
          <table:table-cell/>
          <table:table-cell office:value-type="float" office:value="171524" calcext:value-type="float">
            <text:p>171524</text:p>
          </table:table-cell>
          <table:table-cell office:value-type="float" office:value="147736" calcext:value-type="float">
            <text:p>147736</text:p>
          </table:table-cell>
          <table:table-cell office:value-type="float" office:value="23788" calcext:value-type="float">
            <text:p>23788</text:p>
          </table:table-cell>
          <table:table-cell/>
          <table:table-cell office:value-type="float" office:value="298853" calcext:value-type="float">
            <text:p>298853</text:p>
          </table:table-cell>
          <table:table-cell office:value-type="float" office:value="237062" calcext:value-type="float">
            <text:p>237062</text:p>
          </table:table-cell>
          <table:table-cell office:value-type="float" office:value="61791" calcext:value-type="float">
            <text:p>61791</text:p>
          </table:table-cell>
          <table:table-cell/>
          <table:table-cell table:formula="of:=[.M33]/([.E33]+[.I33]+[.M33])" office:value-type="percentage" office:value="0.594069972022728" calcext:value-type="percentage">
            <text:p>59.41%</text:p>
          </table:table-cell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1" office:value-type="percentage" office:value="0.595030951873878" calcext:value-type="percentage">
            <text:p>59.5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09:50:09.345127216</dc:date>
    <meta:editing-duration>PT2M4S</meta:editing-duration>
    <meta:editing-cycles>1</meta:editing-cycles>
    <meta:document-statistic meta:table-count="1" meta:cell-count="395" meta:object-count="0"/>
    <meta:generator>LibreOffice/5.1.6.2$Linux_X86_64 LibreOffice_project/10m0$Build-2</meta:generator>
  </office:meta>
</office:document-meta>
</file>